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654" officeooo:paragraph-rsid="001cb654"/>
    </style:style>
    <style:style style:name="P2" style:family="paragraph" style:parent-style-name="Standard">
      <style:text-properties officeooo:rsid="0016cc35" officeooo:paragraph-rsid="001cb654"/>
    </style:style>
    <style:style style:name="P3" style:family="paragraph" style:parent-style-name="Standard" style:list-style-name="L1">
      <style:text-properties officeooo:rsid="001cb654" officeooo:paragraph-rsid="001cb654"/>
    </style:style>
    <style:style style:name="P4" style:family="paragraph" style:parent-style-name="Standard">
      <style:text-properties officeooo:rsid="0016cc35" officeooo:paragraph-rsid="001cb654"/>
    </style:style>
    <style:style style:name="P5" style:family="paragraph" style:parent-style-name="Standard">
      <style:text-properties officeooo:rsid="001ce940" officeooo:paragraph-rsid="001ce940"/>
    </style:style>
    <style:style style:name="P6" style:family="paragraph" style:parent-style-name="Standard" style:list-style-name="L3">
      <style:text-properties officeooo:rsid="001ce940" officeooo:paragraph-rsid="001ce940"/>
    </style:style>
    <style:style style:name="P7" style:family="paragraph" style:parent-style-name="Standard" style:list-style-name="L3">
      <style:text-properties officeooo:rsid="001d6cc0" officeooo:paragraph-rsid="001d6cc0"/>
    </style:style>
    <style:style style:name="T1" style:family="text">
      <style:text-properties officeooo:rsid="001d6cc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2: The swinging 60s</text:p>
      <text:p text:style-name="P1">Myths and Heroes</text:p>
      <text:p text:style-name="P2">To what extent can London be considered as the epicenter of the world?</text:p>
      <text:p text:style-name="P2"/>
      <text:p text:style-name="P5">Intro :</text:p>
      <text:list xml:id="list6584850935566816129" text:style-name="L3">
        <text:list-item>
          <text:p text:style-name="P6"><text:span text:style-name="T1">Notion : </text:span>Myths and heroes</text:p>
          <text:list>
            <text:list-item>
              <text:p text:style-name="P7"/>
            </text:list-item>
          </text:list>
        </text:list-item>
        <text:list-item>
          <text:p text:style-name="P7">Themes : London, the 60s</text:p>
        </text:list-item>
      </text:list>
      <text:p text:style-name="P2"/>
      <text:p text:style-name="P2"/>
      <text:list xml:id="list899631754044781333" text:style-name="L1">
        <text:list-item>
          <text:p text:style-name="P3"/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48:55.366000000</meta:creation-date>
    <dc:date>2019-01-28T15:37:35.458000000</dc:date>
    <meta:editing-duration>PT17M15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9" meta:word-count="38" meta:character-count="174" meta:non-whitespace-character-count="147"/>
  </office:meta>
</office:document-meta>
</file>